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Rule.setRequestUri( String reques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Rule.getForward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Rule.addAttribute( 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Rul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Rule.Mapping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Rule.setForwardUri( String forward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Ru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ingRule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